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Can move?</text:p>
          </table:table-cell>
          <table:table-cell table:number-columns-repeated="2"/>
          <table:table-cell office:value-type="string" calcext:value-type="string">
            <text:p>Cannot move</text:p>
          </table:table-cell>
          <table:table-cell office:value-type="string" calcext:value-type="string">
            <text:p>Can move</text:p>
          </table:table-cell>
        </table:table-row>
        <table:table-row table:style-name="ro1">
          <table:table-cell office:value-type="string" calcext:value-type="string">
            <text:p>Erland</text:p>
          </table:table-cell>
          <table:table-cell office:value-type="string" calcext:value-type="string">
            <text:p>Slump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cessin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rland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hsa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shid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rcentage with survey: 18/25</text:p>
          </table:table-cell>
          <table:table-cell table:formula="of:=18/25" office:value-type="float" office:value="0.72" calcext:value-type="float">
            <text:p>0.72</text:p>
          </table:table-cell>
          <table:table-cell/>
        </table:table-row>
        <table:table-row table:style-name="ro1">
          <table:table-cell office:value-type="string" calcext:value-type="string">
            <text:p>Nagres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rcentage Arduino: 3/18</text:p>
          </table:table-cell>
          <table:table-cell table:formula="of:=3/18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Kunknown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ercentage Processing: 15/18</text:p>
          </table:table-cell>
          <table:table-cell table:formula="of:=15/18" office:value-type="float" office:value="0.833333333333333" calcext:value-type="float">
            <text:p>0.833333333333333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nar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rduino and Blender stays, as these are the small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rduino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nar</text:p>
          </table:table-cell>
          <table:table-cell office:value-type="string" calcext:value-type="string">
            <text:p>Bjorns la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Bjorns la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k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nar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jvind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nar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l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nglang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id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Slump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Slump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inglang</text:p>
          </table:table-cell>
          <table:table-cell office:value-type="string" calcext:value-type="string">
            <text:p>Slumpen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aac</text:p>
          </table:table-cell>
          <table:table-cell office:value-type="string" calcext:value-type="string">
            <text:p>Waka Bak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Waka Bak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Waka Bak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id</text:p>
          </table:table-cell>
          <table:table-cell office:value-type="string" calcext:value-type="string">
            <text:p>Waka Baka</text:p>
          </table:table-cell>
          <table:table-cell office:value-type="string" calcext:value-type="string">
            <text:p>Yes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9:Sheet1.C3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05:22:47.899567254</meta:creation-date>
    <meta:generator>LibreOffice/7.3.7.2$Linux_X86_64 LibreOffice_project/30$Build-2</meta:generator>
    <dc:date>2023-03-25T05:49:44.699650519</dc:date>
    <meta:editing-duration>PT24M14S</meta:editing-duration>
    <meta:editing-cycles>14</meta:editing-cycles>
    <meta:document-statistic meta:table-count="1" meta:cell-count="117" meta:object-count="0"/>
  </office:meta>
</office:document-meta>
</file>